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director.handleError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.handleError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.setOutput( Fil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comple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Redirector.outStream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director.setError( File err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OutputEncoding( String outpu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or.set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director.setInput( File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LogError( boolean log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OutputFilterChains( Vector outputFilterCh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CreateEmptyFiles( boolean createEmpty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handleInput( byte [ ] buffer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or.handleFlush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or.setInputString( String inpu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OutputProperty( String output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or.creat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or.getError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InputStream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InputEncoding( String input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or.setLogInputString( boolean logInpu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ErrorEncoding( String error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or.Redirector( Task managing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Input( File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Redirector( ProjectComponent managing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AlwaysLog( boolean always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PropertyFromBAOS( ByteArrayOutputStream baos ,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director.setAppend( boolean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createStreams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Redirector.setErrorFilterChains( Vector errorFilterCh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Error( File [ ]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OutputStream.PropertyOutputStream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o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foldFiles( File [ ] file , String logHead , int log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director.setInputFilterChains( Vector inputFilterCha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setAppendProperties( boolean appen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.handleOutput( String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.errorStream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director.setErrorProperty( String error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or.setOutput( File [ ]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OutputStream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